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044edc" officeooo:paragraph-rsid="00044edc"/>
    </style:style>
    <style:style style:name="P2" style:family="paragraph" style:parent-style-name="Header">
      <style:text-properties officeooo:rsid="00062ba7" officeooo:paragraph-rsid="00062ba7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normal" officeooo:rsid="008e3186" officeooo:paragraph-rsid="008e3186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Times New Roman" fo:font-size="14pt" fo:letter-spacing="normal" fo:font-style="normal" fo:font-weight="normal" officeooo:rsid="0094aeb5" officeooo:paragraph-rsid="0094aeb5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paragraph-rsid="00737773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7469f4"/>
    </style:style>
    <style:style style:name="P8" style:family="paragraph" style:parent-style-name="Text_20_body">
      <style:paragraph-properties fo:margin-top="0in" fo:margin-bottom="0in" loext:contextual-spacing="false"/>
      <style:text-properties fo:font-weight="normal" officeooo:rsid="00a0a076" officeooo:paragraph-rsid="00a0a076"/>
    </style:style>
    <style:style style:name="T1" style:family="text">
      <style:text-properties officeooo:rsid="00062ba7"/>
    </style:style>
    <style:style style:name="T2" style:family="text">
      <style:text-properties fo:font-variant="normal" fo:text-transform="none" fo:color="#000000" style:font-name="Times New Roman" fo:font-size="14pt" fo:letter-spacing="normal" fo:font-style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font-style="normal" officeooo:rsid="007fdf9e"/>
    </style:style>
    <style:style style:name="T5" style:family="text">
      <style:text-properties fo:font-variant="normal" fo:text-transform="none" fo:color="#000000" style:font-name="Times New Roman" fo:font-size="14pt" fo:letter-spacing="normal" fo:font-style="normal" officeooo:rsid="00a13f70"/>
    </style:style>
    <style:style style:name="T6" style:family="text">
      <style:text-properties fo:font-variant="normal" fo:text-transform="none" fo:color="#000000" style:font-name="Times New Roman" fo:font-size="14pt" fo:letter-spacing="normal" fo:font-style="normal" officeooo:rsid="00a2b0e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8ff065"/>
    </style:style>
    <style:style style:name="T9" style:family="text">
      <style:text-properties officeooo:rsid="00968719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22355417694216720" text:style-name="L1">
        <text:list-item>
          <text:p text:style-name="P6"><text:span text:style-name="T3"><text:s/></text:span><text:span text:style-name="T7">The time required to copy the file using </text:span><text:span text:style-name="Emphasis"><text:span text:style-name="T7">read_write</text:span></text:span><text:span text:style-name="T7"> varies with the size of the buffer specified. Smaller buffer sizes take longer. The time required for </text:span><text:span text:style-name="Emphasis"><text:span text:style-name="T7">memmap</text:span></text:span><text:span text:style-name="T7"> varies much less regardless of how you perform the copy. Discuss why this is, and in your discussion consider the influence of: (1) the overhead of the read() and write() system calls and (2) the number of times the data is copied under the two methods. This question is worth 20 points.</text:span></text:p>
        </text:list-item>
      </text:list>
      <text:p text:style-name="P3"/>
      <text:p text:style-name="P4">With memmap, rather than copying data from a file, to active memory, and back out to another file, we are instead <text:span text:style-name="T8">creating a new memory mapping in our own memory space in the process (e.g., not stack / not heap?) and circumventing the RAM. We can point our source and destinations to this address in memory via memory mapping, and then use memcopy.</text:span></text:p>
      <text:p text:style-name="P5">read_write:<text:tab/><text:tab/><text:span text:style-name="T9">The amount of calls of read() and write() depends on the size of the <text:line-break/><text:tab/><text:tab/><text:tab/>buffer, so any overhead associated with calling these is repeated<text:line-break/><text:tab/><text:tab/><text:tab/>(filesize / buffersize)-ish times. <text:line-break/><text:tab/><text:tab/><text:tab/>Copy has to be done from dest (disk) → RAM → buffer → source?</text:span></text:p>
      <text:p text:style-name="P3"/>
      <text:list xml:id="list155917857053500" text:continue-numbering="true" text:style-name="L1">
        <text:list-item>
          <text:p text:style-name="P7"><text:span text:style-name="T3"><text:s/></text:span><text:span text:style-name="T7">When you use the </text:span><text:span text:style-name="Emphasis"><text:span text:style-name="T7">read_write</text:span></text:span><text:span text:style-name="T7"> command as supplied, the size of the copied file varies with the size of the buffer specified. When you use the </text:span><text:span text:style-name="Emphasis"><text:span text:style-name="T7">memmap</text:span></text:span><text:span text:style-name="T7"> command implemented the size of the source and destination files will match exactly. This is because there is a mistake in the </text:span><text:span text:style-name="Emphasis"><text:span text:style-name="T7">read_write</text:span></text:span><text:span text:style-name="T7"> code. What is the mistake, and how can it be corrected?</text:span></text:p>
        </text:list-item>
      </text:list>
      <text:p text:style-name="P3"/>
      <text:p text:style-name="P8"><text:span text:style-name="T2">Per the slides, </text:span><text:span text:style-name="T5">5 additional bytes of memory was allocated? </text:span><text:span text:style-name="T6">Perhaps it copies the garbage in the additional memory to the new fil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44edc" officeooo:paragraph-rsid="00044edc"/>
    </style:style>
    <style:style style:name="MP2" style:family="paragraph" style:parent-style-name="Header">
      <style:text-properties officeooo:rsid="00062ba7" officeooo:paragraph-rsid="00062ba7"/>
    </style:style>
    <style:style style:name="MT1" style:family="text">
      <style:text-properties officeooo:rsid="00062b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ab 8</text:span><text:tab/><text:tab/>Page <text:page-number text:select-page="current">1</text:page-number> of <text:page-count>1</text:page-count></text:p>
        <text:p text:style-name="MP2">EECS 678, W 4:00</text:p>
        <text:p text:style-name="MP1">Rachel J. Morr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5:26:52.873977687</meta:creation-date>
    <dc:title>Page number</dc:title>
    <meta:editing-duration>PT8H3M10S</meta:editing-duration>
    <meta:editing-cycles>151</meta:editing-cycles>
    <meta:generator>LibreOffice/5.1.4.2$Linux_X86_64 LibreOffice_project/10m0$Build-2</meta:generator>
    <dc:date>2017-04-12T15:58:44.535757164</dc:date>
    <meta:document-statistic meta:table-count="0" meta:image-count="0" meta:object-count="0" meta:page-count="1" meta:paragraph-count="8" meta:word-count="284" meta:character-count="1578" meta:non-whitespace-character-count="1289"/>
    <meta:template xlink:type="simple" xlink:actuate="onRequest" xlink:title="Page number" xlink:href="../../../../Templates/Page%20number.ott" meta:date="2017-02-01T15:26:52.539126542"/>
  </office:meta>
</office:document-meta>
</file>